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1000005DE2EEEA712C6F3D190.png" manifest:media-type="image/png"/>
  <manifest:file-entry manifest:full-path="Pictures/1000020100000321000005DE19FEC1D28CC05F71.png" manifest:media-type="image/png"/>
  <manifest:file-entry manifest:full-path="Pictures/1000020100000321000005DE3C8F0DA966D3A087.png" manifest:media-type="image/png"/>
  <manifest:file-entry manifest:full-path="Pictures/1000020100000321000005DED9A22FD150AB553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10d0c" draw:fill="none" draw:textarea-horizontal-align="justify" draw:textarea-vertical-align="middle" draw:auto-grow-height="false" fo:min-height="7.388cm" fo:min-width="7.986cm"/>
    </style:style>
    <style:style style:name="gr3" style:family="graphic" style:parent-style-name="standard">
      <style:graphic-properties svg:stroke-color="#f10d0c" draw:fill="none" draw:textarea-horizontal-align="justify" draw:textarea-vertical-align="middle" draw:auto-grow-height="false" fo:min-height="6.964cm" fo:min-width="19.44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font-size="96pt"/>
    </style:style>
    <style:style style:name="P5" style:family="paragraph">
      <loext:graphic-properties draw:fill="none" draw:fill-color="#ffffff"/>
      <style:paragraph-properties style:writing-mode="lr-tb"/>
      <style:text-properties fo:font-size="96pt"/>
    </style:style>
    <style:style style:name="T1" style:family="text">
      <style:text-properties fo:font-size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aunchin_Screen" draw:style-name="dp1" draw:master-page-name="Standard" presentation:presentation-page-layout-name="AL1T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cueil_Screen" draw:style-name="dp3" draw:master-page-name="Standard" presentation:presentation-page-layout-name="AL1T1">
        <office:forms form:automatic-focus="false" form:apply-design-mode="false"/>
        <draw:custom-shape draw:style-name="gr2" draw:text-style-name="P2" draw:layer="layout" svg:width="12cm" svg:height="10.8cm" svg:x="58.8cm" svg:y="17.2cm">
          <office:event-listeners>
            <presentation:event-listener script:event-name="dom:click" presentation:action="next-page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gin_Screen" draw:style-name="dp4" draw:master-page-name="Standard" presentation:presentation-page-layout-name="AL1T1">
        <office:forms form:automatic-focus="false" form:apply-design-mode="false"/>
        <draw:custom-shape draw:style-name="gr3" draw:text-style-name="P2" draw:layer="layout" svg:width="28.2cm" svg:height="10.2cm" svg:x="20.4cm" svg:y="91cm">
          <office:event-listeners>
            <presentation:event-listener script:event-name="dom:click" presentation:action="next-page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47cm" svg:height="4.2cm" svg:x="12.4cm" svg:y="75.2cm">
          <draw:text-box>
            <text:p xml:id="id1" text:id="id1" text:style-name="P4"><text:span text:style-name="T1">**************</text:span></text:p>
          </draw:text-box>
        </draw:frame>
        <draw:frame draw:style-name="gr4" draw:text-style-name="P5" draw:layer="layout" svg:width="47cm" svg:height="4.2cm" svg:x="12.2cm" svg:y="60.8cm">
          <draw:text-box>
            <text:p text:style-name="P4"><text:span text:style-name="T1">Yves Maun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lan-Suivi_Screen" draw:style-name="dp5" draw:master-page-name="Standard" presentation:presentation-page-layout-name="AL1T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20100000321000005DED9A22FD150AB553F.png" xlink:type="simple" xlink:show="embed" xlink:actuate="onLoad"/>
    <draw:fill-image draw:name="Bitmap_20_2" draw:display-name="Bitmap 2" xlink:href="Pictures/1000020100000321000005DE3C8F0DA966D3A087.png" xlink:type="simple" xlink:show="embed" xlink:actuate="onLoad"/>
    <draw:fill-image draw:name="Bitmap_20_3" draw:display-name="Bitmap 3" xlink:href="Pictures/1000020100000321000005DE2EEEA712C6F3D190.png" xlink:type="simple" xlink:show="embed" xlink:actuate="onLoad"/>
    <draw:fill-image draw:name="background" xlink:href="Pictures/1000020100000321000005DE19FEC1D28CC05F7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4.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6.39999389648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3.832cm" fo:margin-bottom="0cm" fo:text-indent="0cm"/>
      <style:text-properties fo:font-size="268.10000610351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2.874cm" fo:margin-bottom="0cm" fo:text-indent="0cm"/>
      <style:text-properties fo:font-size="229.80000305175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1.915cm" fo:margin-bottom="0cm" fo:text-indent="0cm"/>
      <style:text-properties fo:font-size="191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1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75.7cm" fo:page-height="150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3.799cm" svg:height="7.575cm" svg:x="3.6cm" svg:y="2.485cm"/>
      <draw:page-thumbnail draw:layer="backgroundobjects" svg:width="3.799cm" svg:height="7.575cm" svg:x="3.6cm" svg:y="11.061cm"/>
      <draw:page-thumbnail draw:layer="backgroundobjects" svg:width="3.799cm" svg:height="7.575cm" svg:x="3.6cm" svg:y="19.637cm"/>
      <draw:page-thumbnail draw:layer="backgroundobjects" svg:width="3.799cm" svg:height="7.575cm" svg:x="13.6cm" svg:y="2.485cm"/>
      <draw:page-thumbnail draw:layer="backgroundobjects" svg:width="3.799cm" svg:height="7.575cm" svg:x="13.6cm" svg:y="11.061cm"/>
      <draw:page-thumbnail draw:layer="backgroundobjects" svg:width="3.799cm" svg:height="7.575cm" svg:x="13.6cm" svg:y="19.637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68.127cm" svg:height="25.188cm" svg:x="-75.7cm" svg:y="6.412cm" presentation:class="title" presentation:placeholder="true">
        <draw:text-box/>
      </draw:frame>
      <draw:frame presentation:style-name="Standard-outline1" draw:layer="backgroundobjects" svg:width="68.127cm" svg:height="87.512cm" svg:x="-75.7cm" svg:y="54.28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1T11:24:25.423096629</meta:creation-date>
    <dc:date>2021-06-01T16:46:49.280076640</dc:date>
    <meta:editing-duration>PT15M56S</meta:editing-duration>
    <meta:editing-cycles>4</meta:editing-cycles>
    <meta:generator>LibreOffice/6.4.7.2$Linux_X86_64 LibreOffice_project/40$Build-2</meta:generator>
    <meta:document-statistic meta:object-count="30"/>
  </office:meta>
</office:document-meta>
</file>